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2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Improve Layou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Parasitics still have to be calculated/measured</text:p>
          </table:table-cell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Calculate Parastic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Impedance of USB Differential Pair (50 Ohm Single Ended)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gure out Power Delivery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67e2ad2b15cc481dac560d4886342b068afb24b</text:p>
          </table:table-cell>
          <table:table-cell/>
        </table:table-row>
        <table:table-row table:style-name="ro1" table:number-rows-repeated="1048540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2T09:50:33.320000000</dc:date>
    <meta:editing-duration>PT19H29M41S</meta:editing-duration>
    <meta:editing-cycles>30</meta:editing-cycles>
    <meta:generator>LibreOffice/24.2.6.2$Windows_X86_64 LibreOffice_project/ef66aa7e36a1bb8e65bfbc63aba53045a14d0871</meta:generator>
    <meta:document-statistic meta:table-count="1" meta:cell-count="92" meta:object-count="0"/>
  </office:meta>
</office:document-meta>
</file>